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251000001C5FA70FB132F2F2E84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1AC000001C2B3A5000C2EE59862.png" manifest:media-type="image/png"/>
  <manifest:file-entry manifest:full-path="Pictures/1000000100000500000002D00AF8532BD60B988C.png" manifest:media-type="image/png"/>
  <manifest:file-entry manifest:full-path="Pictures/100000000000029F000001B2B21E821A8F77DC2A.png" manifest:media-type="image/png"/>
  <manifest:file-entry manifest:full-path="Pictures/1000000000000248000001BFDC8D1FD5EA87B245.png" manifest:media-type="image/png"/>
  <manifest:file-entry manifest:full-path="Pictures/1000000000000228000001ABE70B357D84BE7B32.png" manifest:media-type="image/png"/>
  <manifest:file-entry manifest:full-path="Pictures/10000000000002A1000001BA01F2630C3B34D7D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Restaurante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Getzemani Alejandro Gonzalez Cruz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Vista Principal</text:p>
          </draw:text-box>
        </draw:frame>
        <draw:frame draw:style-name="gr2" draw:text-style-name="P5" draw:layer="layout" svg:width="15.052cm" svg:height="11.5cm" svg:x="6.448cm" svg:y="3.5cm" presentation:class="graphic" presentation:user-transformed="true">
          <draw:image xlink:href="Pictures/1000000000000251000001C5FA70FB132F2F2E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Vista Principal</text:p>
          </draw:text-box>
        </draw:frame>
        <draw:frame draw:style-name="gr2" draw:text-style-name="P5" draw:layer="layout" svg:width="15.866cm" svg:height="10.261cm" svg:x="5.134cm" svg:y="3.739cm">
          <draw:image xlink:href="Pictures/100000000000029F000001B2B21E821A8F77DC2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Vista del menú </text:p>
          </draw:text-box>
        </draw:frame>
        <draw:frame draw:style-name="gr2" draw:text-style-name="P5" draw:layer="layout" svg:width="11.345cm" svg:height="11.929cm" svg:x="9cm" svg:y="3.257cm" presentation:class="graphic" presentation:user-transformed="true">
          <draw:image xlink:href="Pictures/10000000000001AC000001C2B3A5000C2EE598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Vista menú </text:p>
          </draw:text-box>
        </draw:frame>
        <draw:frame draw:style-name="gr2" draw:text-style-name="P5" draw:layer="layout" svg:width="15.436cm" svg:height="11.815cm" svg:x="6.064cm" svg:y="3.5cm" presentation:class="graphic" presentation:user-transformed="true">
          <draw:image xlink:href="Pictures/1000000000000248000001BFDC8D1FD5EA87B2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Vista factura</text:p>
          </draw:text-box>
        </draw:frame>
        <draw:frame draw:style-name="gr2" draw:text-style-name="P5" draw:layer="layout" svg:width="14.627cm" svg:height="11.315cm" svg:x="6.373cm" svg:y="3.5cm" presentation:class="graphic" presentation:user-transformed="true">
          <draw:image xlink:href="Pictures/1000000000000228000001ABE70B357D84BE7B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Vista factura</text:p>
          </draw:text-box>
        </draw:frame>
        <draw:frame draw:style-name="gr2" draw:text-style-name="P5" draw:layer="layout" svg:width="18.012cm" svg:height="11.83cm" svg:x="4.488cm" svg:y="3.5cm" presentation:class="graphic" presentation:user-transformed="true">
          <draw:image xlink:href="Pictures/10000000000002A1000001BA01F2630C3B34D7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9T21:15:05.534000000</meta:creation-date>
    <meta:editing-duration>PT7M46S</meta:editing-duration>
    <meta:editing-cycles>2</meta:editing-cycles>
    <meta:generator>LibreOffice/7.2.5.2$Windows_X86_64 LibreOffice_project/499f9727c189e6ef3471021d6132d4c694f357e5</meta:generator>
    <dc:title>Blueprint Plans</dc:title>
    <dc:date>2022-06-09T21:34:13.455000000</dc:date>
    <meta:document-statistic meta:object-count="82"/>
  </office:meta>
</office:document-meta>
</file>